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font-name="Times New Roman"/>
    </style:style>
    <style:style style:name="P2" style:family="paragraph" style:parent-style-name="Heading_20_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1116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ous-rapport avec une datasource XML</text:h>
      <text:p text:style-name="Text_20_body"> </text:p>
      <text:p text:style-name="P1">Dans ce TP, la datasource utilisée est une datasource XML. L'aspect hiérarchique d<text:span text:style-name="T2">u</text:span> document <text:span text:style-name="T2">XML</text:span> permettra de mettre au point un rapport et <text:span text:style-name="T2">les</text:span> sous-rapport à partir du même document XML. </text:p>
      <text:p text:style-name="P1">Le document XML <text:span text:style-name="T1">annuaire.xml</text:span> affiche des personnes. Chaque personne peut avoir différents téléphone et différents emails. Nous voulons générer un rapport en PDF qui affiche pour chaque personne, les téléphones et les emails qu'ils possèdent. </text:p>
      <text:p text:style-name="P1">Mettre au point 2 sous-rapports (telephone et email) dont la source de donnée est le document <text:span text:style-name="T1">annuaire.xml</text:span>. Une fois ces deux rapports mis au point, travailler sur le rapport parent et utiliser les particularités de <text:span text:style-name="T1">JRXmlDataSource</text:span> pour passer la source de données aux rapports enfants.</text:p>
      <text:p text:style-name="P1">Le résultat attendu est fourni sous format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avid THIBAU</meta:initial-creator>
    <meta:creation-date>2006-09-24T22:34:28</meta:creation-date>
    <dc:date>2020-01-09T14:51:12.822374039</dc:date>
    <dc:language>fr-FR</dc:language>
    <meta:editing-cycles>36</meta:editing-cycles>
    <meta:editing-duration>PT5H36M54S</meta:editing-duration>
    <meta:document-statistic meta:table-count="0" meta:image-count="0" meta:object-count="0" meta:page-count="1" meta:paragraph-count="6" meta:word-count="124" meta:character-count="800" meta:non-whitespace-character-count="678"/>
    <meta:user-defined meta:name="Info 1"/>
    <meta:user-defined meta:name="Info 2"/>
    <meta:user-defined meta:name="Info 3"/>
    <meta:user-defined meta:name="Info 4"/>
  </office:meta>
</office:document-meta>
</file>